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font-size="12pt" fo:font-style="normal" fo:font-weight="normal" officeooo:paragraph-rsid="0005599e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line-height="150%"/>
      <style:text-properties style:font-name="Times New Roman" fo:font-weight="bold" officeooo:rsid="0015bd8d" officeooo:paragraph-rsid="0005599e" style:font-weight-asian="bold" style:font-weight-complex="bold"/>
    </style:style>
    <style:style style:name="P3" style:family="paragraph" style:parent-style-name="Text_20_body">
      <style:paragraph-properties fo:line-height="150%"/>
      <style:text-properties style:font-name="Times New Roman" officeooo:paragraph-rsid="0005599e"/>
    </style:style>
    <style:style style:name="P4" style:family="paragraph" style:parent-style-name="Text_20_body">
      <style:paragraph-properties fo:text-align="center" style:justify-single-word="false"/>
      <style:text-properties officeooo:paragraph-rsid="0005599e"/>
    </style:style>
    <style:style style:name="P5" style:family="paragraph" style:parent-style-name="Text_20_body">
      <style:paragraph-properties fo:text-align="start" style:justify-single-word="false"/>
      <style:text-properties officeooo:paragraph-rsid="0005599e"/>
    </style:style>
    <style:style style:name="P6" style:family="paragraph" style:parent-style-name="Text_20_body">
      <style:paragraph-properties fo:text-align="center" style:justify-single-word="false"/>
      <style:text-properties fo:font-size="14pt" fo:font-style="italic" fo:font-weight="bold" officeooo:paragraph-rsid="0005599e" style:font-style-asian="italic" style:font-weight-asian="bold" style:font-style-complex="italic" style:font-weight-complex="bold"/>
    </style:style>
    <style:style style:name="P7" style:family="paragraph" style:parent-style-name="Heading_20_1">
      <style:paragraph-properties fo:text-align="center" style:justify-single-word="false"/>
      <style:text-properties style:font-name="Times New Roman" officeooo:paragraph-rsid="0005599e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bold" officeooo:rsid="00190f69" officeooo:paragraph-rsid="0005599e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paragraph-rsid="0005599e"/>
    </style:style>
    <style:style style:name="T1" style:family="text">
      <style:text-properties fo:font-weight="bold" officeooo:rsid="0015bd8d" style:font-weight-asian="bold" style:font-weight-complex="bold"/>
    </style:style>
    <style:style style:name="T2" style:family="text">
      <style:text-properties fo:font-size="16.2000007629395pt" fo:font-style="italic" fo:font-weight="bold" officeooo:rsid="0015bd8d" style:font-size-asian="18.2000007629395pt" style:font-style-asian="italic" style:font-weight-asian="bold" style:font-size-complex="18.2000007629395pt" style:font-style-complex="italic" style:font-weight-complex="bold"/>
    </style:style>
    <style:style style:name="T3" style:family="text">
      <style:text-properties fo:font-size="16.2000007629395pt" fo:font-style="italic" style:font-size-asian="18.2000007629395pt" style:font-style-asian="italic" style:font-size-complex="18.2000007629395pt" style:font-style-complex="italic"/>
    </style:style>
    <style:style style:name="T4" style:family="text">
      <style:text-properties fo:font-size="14.1999998092651pt" fo:font-style="italic" style:font-size-asian="18.2000007629395pt" style:font-style-asian="italic" style:font-size-complex="18.2000007629395pt" style:font-style-complex="italic"/>
    </style:style>
    <style:style style:name="T5" style:family="text">
      <style:text-properties fo:font-size="14.1999998092651pt" fo:font-style="italic" officeooo:rsid="0015c4d7" style:font-size-asian="18.2000007629395pt" style:font-style-asian="italic" style:font-size-complex="18.2000007629395pt" style:font-style-complex="italic"/>
    </style:style>
    <style:style style:name="T6" style:family="text">
      <style:text-properties fo:font-size="14.1999998092651pt" fo:font-style="italic" officeooo:rsid="00190f69" style:font-size-asian="18.2000007629395pt" style:font-style-asian="italic" style:font-size-complex="18.2000007629395pt" style:font-style-complex="italic"/>
    </style:style>
    <style:style style:name="T7" style:family="text">
      <style:text-properties fo:font-size="14.1999998092651pt" fo:font-style="italic" fo:font-weight="bold" style:font-size-asian="18.2000007629395pt" style:font-style-asian="italic" style:font-weight-asian="bold" style:font-size-complex="18.2000007629395pt" style:font-style-complex="italic" style:font-weight-complex="bold"/>
    </style:style>
    <style:style style:name="T8" style:family="text">
      <style:text-properties style:font-name="Times New Roman" fo:font-size="14.1999998092651pt" fo:font-style="italic" style:font-size-asian="18.2000007629395pt" style:font-style-asian="italic" style:font-size-complex="18.200000762939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TATEA TITU MAIORESCU </text:p>
      <text:p text:style-name="P2">FACULTATEA DE INFORMATICĂ </text:p>
      <text:p text:style-name="P3"><text:span text:style-name="T1">DEPARTAMENTUL DE INFORMATICĂ</text:span></text:p>
      <text:p text:style-name="P3"><text:span text:style-name="T2"/></text:p>
      <text:h text:style-name="P7" text:outline-level="1"><text:span text:style-name="T3">FIȘĂ DE EVIDENȚĂ A LUCRĂRII DE LICENȚĂ</text:span></text:h>
      <text:p text:style-name="P4"><text:span text:style-name="T4"/></text:p>
      <text:p text:style-name="P5"><text:span text:style-name="T7">TITLU:</text:span><text:span text:style-name="T4"> Implementarea transform</text:span><text:span text:style-name="T5">ă</text:span><text:span text:style-name="T4">rilor grafice folosind OpenGL</text:span></text:p>
      <text:p text:style-name="P5"><text:span text:style-name="T7">ABSOLVENT:</text:span><text:span text:style-name="T4"> </text:span><text:span text:style-name="T6">Bogdan Florin Ioniță</text:span></text:p>
      <text:p text:style-name="P5"><text:span text:style-name="T7">PROFESOR COORDONATOR:</text:span><text:span text:style-name="T4"> </text:span><text:span text:style-name="T8">Conf.univ.dr.ing. Mironela Pîrnău </text:span></text:p>
      <text:p text:style-name="P5"/>
      <text:p text:style-name="P6">CALENDARUL ELABORĂRII LUCRĂRII DE LICENŢĂ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8">ACTIVITATE</text:p>
          </table:table-cell>
          <table:table-cell table:style-name="Table1.A1" office:value-type="string">
            <text:p text:style-name="P8">TERMEN DE FINALIZARE</text:p>
          </table:table-cell>
          <table:table-cell table:style-name="Table1.A1" office:value-type="string">
            <text:p text:style-name="P8">DATA FINALIZARII</text:p>
          </table:table-cell>
          <table:table-cell table:style-name="Table1.D1" office:value-type="string">
            <text:p text:style-name="P8">SEMNATURA PROFESOR</text:p>
          </table:table-cell>
        </table:table-row>
        <table:table-row>
          <table:table-cell table:style-name="Table1.A2" office:value-type="string">
            <text:p text:style-name="P9"/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6"/>
      <text:p text:style-name="P1">Se va completa de către student/masterand împreună cu profesorul coordonator al lucrării. </text:p>
      <text:p text:style-name="P1">Studentul/absolventul, respectiv masterandul, va trebui să aibă cel puțin trei întâlniri cu profesorul coordonator în vederea finalizării lucrării. </text:p>
      <text:p text:style-name="P1">Studenții/absolvenții, respectiv masteranzii, care nu vor avea completată această fișă nu se vor putea înscrie la examenul de licență, respectiv disertaț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7:27:32.065390055</meta:creation-date>
    <dc:date>2017-06-08T17:27:46.838658853</dc:date>
    <meta:editing-duration>PT14S</meta:editing-duration>
    <meta:editing-cycles>1</meta:editing-cycles>
    <meta:document-statistic meta:table-count="1" meta:image-count="0" meta:object-count="0" meta:page-count="1" meta:paragraph-count="15" meta:word-count="95" meta:character-count="767" meta:non-whitespace-character-count="682"/>
    <meta:generator>LibreOffice/5.3.2.2$Linux_X86_64 LibreOffice_project/30m0$Build-2</meta:generator>
  </office:meta>
</office:document-meta>
</file>